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8d8d8" draw:shadow="hidden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d8d8d8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SimSun" fo:font-size="10pt" style:font-name-asian="SimSun" style:font-size-asian="10pt" style:font-name-complex="SimSun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g>
          <draw:g>
            <draw:polygon draw:style-name="gr1" draw:text-style-name="P1" draw:layer="layout" svg:width="2cm" svg:height="1cm" svg:x="5cm" svg:y="2.5cm" svg:viewBox="0 0 2001 1001" draw:points="0,1001 2001,1001 2001,0 0,0">
              <text:p/>
            </draw:polygon>
            <draw:polygon draw:style-name="gr2" draw:text-style-name="P2" draw:layer="layout" svg:width="2cm" svg:height="1cm" svg:x="5cm" svg:y="2.5cm" svg:viewBox="0 0 2001 1001" draw:points="0,1001 2001,1001 2001,0 0,0">
              <text:p/>
            </draw:polygon>
          </draw:g>
          <draw:frame draw:style-name="gr3" draw:text-style-name="P2" draw:layer="layout" svg:width="2cm" svg:height="1cm" svg:x="5cm" svg:y="2.5cm">
            <draw:text-box>
              <text:p text:style-name="P3"><text:span text:style-name="T1">样本</text:span></text:p>
            </draw:text-box>
          </draw:frame>
        </draw:g>
        <draw:g>
          <draw:g>
            <draw:polygon draw:style-name="gr1" draw:text-style-name="P1" draw:layer="layout" svg:width="2cm" svg:height="1cm" svg:x="5cm" svg:y="5cm" svg:viewBox="0 0 2001 1001" draw:points="0,1001 2001,1001 2001,0 0,0">
              <text:p/>
            </draw:polygon>
            <draw:polygon draw:style-name="gr2" draw:text-style-name="P2" draw:layer="layout" svg:width="2cm" svg:height="1cm" svg:x="5cm" svg:y="5cm" svg:viewBox="0 0 2001 1001" draw:points="0,1001 2001,1001 2001,0 0,0">
              <text:p/>
            </draw:polygon>
          </draw:g>
          <draw:frame draw:style-name="gr3" draw:text-style-name="P2" draw:layer="layout" svg:width="2cm" svg:height="1cm" svg:x="5cm" svg:y="5cm">
            <draw:text-box>
              <text:p text:style-name="P3"><text:span text:style-name="T1">检测</text:span></text:p>
            </draw:text-box>
          </draw:frame>
        </draw:g>
        <draw:g>
          <draw:g>
            <draw:polygon draw:style-name="gr1" draw:text-style-name="P1" draw:layer="layout" svg:width="2cm" svg:height="1cm" svg:x="5cm" svg:y="7.5cm" svg:viewBox="0 0 2001 1001" draw:points="0,1001 2001,1001 2001,0 0,0">
              <text:p/>
            </draw:polygon>
            <draw:polygon draw:style-name="gr2" draw:text-style-name="P2" draw:layer="layout" svg:width="2cm" svg:height="1cm" svg:x="5cm" svg:y="7.5cm" svg:viewBox="0 0 2001 1001" draw:points="0,1001 2001,1001 2001,0 0,0">
              <text:p/>
            </draw:polygon>
          </draw:g>
          <draw:frame draw:style-name="gr3" draw:text-style-name="P2" draw:layer="layout" svg:width="2cm" svg:height="1cm" svg:x="5cm" svg:y="7.5cm">
            <draw:text-box>
              <text:p text:style-name="P3"><text:span text:style-name="T1">学习</text:span></text:p>
            </draw:text-box>
          </draw:frame>
        </draw:g>
        <draw:g>
          <draw:g>
            <draw:polygon draw:style-name="gr1" draw:text-style-name="P1" draw:layer="layout" svg:width="2cm" svg:height="1cm" svg:x="21.719cm" svg:y="1.526cm" svg:viewBox="0 0 2001 1001" draw:points="0,1001 2001,1001 2001,0 0,0">
              <text:p/>
            </draw:polygon>
            <draw:polygon draw:style-name="gr2" draw:text-style-name="P2" draw:layer="layout" svg:width="2cm" svg:height="1cm" svg:x="21.719cm" svg:y="1.526cm" svg:viewBox="0 0 2001 1001" draw:points="0,1001 2001,1001 2001,0 0,0">
              <text:p/>
            </draw:polygon>
          </draw:g>
          <draw:frame draw:style-name="gr3" draw:text-style-name="P2" draw:layer="layout" svg:width="2cm" svg:height="1cm" svg:x="21.719cm" svg:y="1.526cm">
            <draw:text-box>
              <text:p text:style-name="P3"><text:span text:style-name="T1">样本</text:span></text:p>
            </draw:text-box>
          </draw:frame>
        </draw:g>
        <draw:g>
          <draw:g>
            <draw:polygon draw:style-name="gr1" draw:text-style-name="P1" draw:layer="layout" svg:width="2cm" svg:height="1cm" svg:x="22.61cm" svg:y="2.417cm" svg:viewBox="0 0 2001 1001" draw:points="0,1001 2001,1001 2001,0 0,0">
              <text:p/>
            </draw:polygon>
            <draw:polygon draw:style-name="gr2" draw:text-style-name="P2" draw:layer="layout" svg:width="2cm" svg:height="1cm" svg:x="22.61cm" svg:y="2.417cm" svg:viewBox="0 0 2001 1001" draw:points="0,1001 2001,1001 2001,0 0,0">
              <text:p/>
            </draw:polygon>
          </draw:g>
          <draw:frame draw:style-name="gr3" draw:text-style-name="P2" draw:layer="layout" svg:width="2cm" svg:height="1cm" svg:x="22.61cm" svg:y="2.417cm">
            <draw:text-box>
              <text:p text:style-name="P3"><text:span text:style-name="T1">样本</text:span></text:p>
            </draw:text-box>
          </draw:frame>
        </draw:g>
        <draw:g>
          <draw:g>
            <draw:polygon draw:style-name="gr1" draw:text-style-name="P1" draw:layer="layout" svg:width="2cm" svg:height="1cm" svg:x="23.501cm" svg:y="3.308cm" svg:viewBox="0 0 2001 1001" draw:points="0,1001 2001,1001 2001,0 0,0">
              <text:p/>
            </draw:polygon>
            <draw:polygon draw:style-name="gr2" draw:text-style-name="P2" draw:layer="layout" svg:width="2cm" svg:height="1cm" svg:x="23.501cm" svg:y="3.308cm" svg:viewBox="0 0 2001 1001" draw:points="0,1001 2001,1001 2001,0 0,0">
              <text:p/>
            </draw:polygon>
          </draw:g>
          <draw:frame draw:style-name="gr3" draw:text-style-name="P2" draw:layer="layout" svg:width="2cm" svg:height="1cm" svg:x="23.501cm" svg:y="3.308cm">
            <draw:text-box>
              <text:p text:style-name="P3"><text:span text:style-name="T1">样本</text:span></text:p>
            </draw:text-box>
          </draw:frame>
        </draw:g>
        <draw:g>
          <draw:g>
            <draw:polygon draw:style-name="gr1" draw:text-style-name="P1" draw:layer="layout" svg:width="2cm" svg:height="1cm" svg:x="24.392cm" svg:y="4.199cm" svg:viewBox="0 0 2001 1001" draw:points="0,1001 2001,1001 2001,0 0,0">
              <text:p/>
            </draw:polygon>
            <draw:polygon draw:style-name="gr2" draw:text-style-name="P2" draw:layer="layout" svg:width="2cm" svg:height="1cm" svg:x="24.392cm" svg:y="4.199cm" svg:viewBox="0 0 2001 1001" draw:points="0,1001 2001,1001 2001,0 0,0">
              <text:p/>
            </draw:polygon>
          </draw:g>
          <draw:frame draw:style-name="gr3" draw:text-style-name="P2" draw:layer="layout" svg:width="2cm" svg:height="1cm" svg:x="24.392cm" svg:y="4.199cm">
            <draw:text-box>
              <text:p text:style-name="P3"><text:span text:style-name="T1">样本</text:span></text:p>
            </draw:text-box>
          </draw:frame>
        </draw:g>
        <draw:g>
          <draw:g>
            <draw:polygon draw:style-name="gr1" draw:text-style-name="P1" draw:layer="layout" svg:width="2cm" svg:height="1cm" svg:x="25.283cm" svg:y="5.09cm" svg:viewBox="0 0 2001 1001" draw:points="0,1001 2001,1001 2001,0 0,0">
              <text:p/>
            </draw:polygon>
            <draw:polygon draw:style-name="gr2" draw:text-style-name="P2" draw:layer="layout" svg:width="2cm" svg:height="1cm" svg:x="25.283cm" svg:y="5.09cm" svg:viewBox="0 0 2001 1001" draw:points="0,1001 2001,1001 2001,0 0,0">
              <text:p/>
            </draw:polygon>
          </draw:g>
          <draw:frame draw:style-name="gr3" draw:text-style-name="P2" draw:layer="layout" svg:width="2cm" svg:height="1cm" svg:x="25.283cm" svg:y="5.09cm">
            <draw:text-box>
              <text:p text:style-name="P3"><text:span text:style-name="T1">样本</text:span></text:p>
            </draw:text-box>
          </draw:frame>
        </draw:g>
        <draw:g>
          <draw:g>
            <draw:polygon draw:style-name="gr1" draw:text-style-name="P1" draw:layer="layout" svg:width="2cm" svg:height="1cm" svg:x="26.174cm" svg:y="5.981cm" svg:viewBox="0 0 2001 1001" draw:points="0,1001 2001,1001 2001,0 0,0">
              <text:p/>
            </draw:polygon>
            <draw:polygon draw:style-name="gr2" draw:text-style-name="P2" draw:layer="layout" svg:width="2cm" svg:height="1cm" svg:x="26.174cm" svg:y="5.981cm" svg:viewBox="0 0 2001 1001" draw:points="0,1001 2001,1001 2001,0 0,0">
              <text:p/>
            </draw:polygon>
          </draw:g>
          <draw:frame draw:style-name="gr3" draw:text-style-name="P2" draw:layer="layout" svg:width="2cm" svg:height="1cm" svg:x="26.174cm" svg:y="5.981cm">
            <draw:text-box>
              <text:p text:style-name="P3"><text:span text:style-name="T1">样本</text:span></text:p>
            </draw:text-box>
          </draw:frame>
        </draw:g>
        <draw:g>
          <draw:g>
            <draw:polygon draw:style-name="gr1" draw:text-style-name="P1" draw:layer="layout" svg:width="2cm" svg:height="1cm" svg:x="27.065cm" svg:y="6.872cm" svg:viewBox="0 0 2001 1001" draw:points="0,1001 2001,1001 2001,0 0,0">
              <text:p/>
            </draw:polygon>
            <draw:polygon draw:style-name="gr2" draw:text-style-name="P2" draw:layer="layout" svg:width="2cm" svg:height="1cm" svg:x="27.065cm" svg:y="6.872cm" svg:viewBox="0 0 2001 1001" draw:points="0,1001 2001,1001 2001,0 0,0">
              <text:p/>
            </draw:polygon>
          </draw:g>
          <draw:frame draw:style-name="gr3" draw:text-style-name="P2" draw:layer="layout" svg:width="2cm" svg:height="1cm" svg:x="27.065cm" svg:y="6.872cm">
            <draw:text-box>
              <text:p text:style-name="P3"><text:span text:style-name="T1">样本</text:span></text:p>
            </draw:text-box>
          </draw:frame>
        </draw:g>
        <draw:line draw:style-name="gr4" draw:text-style-name="P2" draw:layer="layout" svg:x1="6cm" svg:y1="3.5cm" svg:x2="6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梁早清</dc:creator>
    <dc:date>2017-11-20T00:49:12Z</dc:date>
    <dc:description/>
    <dc:language>zh-CN</dc:language>
    <dc:subject/>
    <dc:title/>
    <meta:creation-date>2017-11-20T00:26:33Z</meta:creation-date>
    <meta:initial-creator>梁早清</meta:initial-creator>
    <meta:keyword/>
    <meta:generator>LibreOffice/5.3.1.2$Linux_X86_64 LibreOffice_project/30m0$Build-2</meta:generator>
    <meta:document-statistic meta:object-count="51"/>
    <meta:user-defined meta:name="category"/>
    <meta:user-defined meta:name="company"/>
    <meta:template xlink:type="simple" xlink:actuate="onRequest" xlink:title="BASICD_M.VSTX" xlink:href=""/>
  </office:meta>
</office:document-meta>
</file>